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AVERAGE([.A1:.A8])" office:value-type="float" office:value="12.625" calcext:value-type="float">
            <text:p>12.625</text:p>
          </table:table-cell>
          <table:table-cell table:formula="of:=[.A1]-12.625" office:value-type="float" office:value="-7.625" calcext:value-type="float">
            <text:p>-7.625</text:p>
          </table:table-cell>
          <table:table-cell table:formula="of:=[.C1]^2" office:value-type="float" office:value="58.140625" calcext:value-type="float">
            <text:p>58.140625</text:p>
          </table:table-cell>
          <table:table-cell table:formula="of:=SUM([.D1:.D8])/7" office:value-type="float" office:value="57.6964285714286" calcext:value-type="float">
            <text:p>57.6964285714</text:p>
          </table:table-cell>
          <table:table-cell table:formula="of:=SQRT([.E1])" office:value-type="float" office:value="7.5958165177569" calcext:value-type="float">
            <text:p>7.59581651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.A2]-12.625" office:value-type="float" office:value="6.375" calcext:value-type="float">
            <text:p>6.375</text:p>
          </table:table-cell>
          <table:table-cell table:formula="of:=[.C2]^2" office:value-type="float" office:value="40.640625" calcext:value-type="float">
            <text:p>40.6406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A3]-12.625" office:value-type="float" office:value="-1.625" calcext:value-type="float">
            <text:p>-1.625</text:p>
          </table:table-cell>
          <table:table-cell table:formula="of:=[.C3]^2" office:value-type="float" office:value="2.640625" calcext:value-type="float">
            <text:p>2.6406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[.A4]-12.625" office:value-type="float" office:value="10.375" calcext:value-type="float">
            <text:p>10.375</text:p>
          </table:table-cell>
          <table:table-cell table:formula="of:=[.C4]^2" office:value-type="float" office:value="107.640625" calcext:value-type="float">
            <text:p>107.640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A5]-12.625" office:value-type="float" office:value="-0.625" calcext:value-type="float">
            <text:p>-0.625</text:p>
          </table:table-cell>
          <table:table-cell table:formula="of:=[.C5]^2" office:value-type="float" office:value="0.390625" calcext:value-type="float">
            <text:p>0.3906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A6]-12.625" office:value-type="float" office:value="-5.625" calcext:value-type="float">
            <text:p>-5.625</text:p>
          </table:table-cell>
          <table:table-cell table:formula="of:=[.C6]^2" office:value-type="float" office:value="31.640625" calcext:value-type="float">
            <text:p>31.6406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7]-12.625" office:value-type="float" office:value="-9.625" calcext:value-type="float">
            <text:p>-9.625</text:p>
          </table:table-cell>
          <table:table-cell table:formula="of:=[.C7]^2" office:value-type="float" office:value="92.640625" calcext:value-type="float">
            <text:p>92.6406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[.A8]-12.625" office:value-type="float" office:value="8.375" calcext:value-type="float">
            <text:p>8.375</text:p>
          </table:table-cell>
          <table:table-cell table:formula="of:=[.C8]^2" office:value-type="float" office:value="70.140625" calcext:value-type="float">
            <text:p>70.1406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7:46:06.400716199</meta:creation-date>
    <dc:date>2017-12-12T18:02:33.277482673</dc:date>
    <meta:editing-duration>PT6M16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